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2.7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54pt" style:font-size-asian="54pt" style:font-size-complex="54pt"/>
    </style:style>
    <style:style style:name="P3" style:family="paragraph">
      <style:text-properties fo:color="#ffffff"/>
    </style:style>
    <style:style style:name="P4" style:family="paragraph">
      <style:paragraph-properties fo:text-align="start"/>
      <style:text-properties fo:font-size="28pt" fo:text-shadow="1pt 1pt" style:font-size-asian="28pt" style:font-size-complex="28pt"/>
    </style:style>
    <style:style style:name="P5" style:family="paragraph">
      <style:paragraph-properties fo:text-align="center"/>
      <style:text-properties fo:font-size="28pt" fo:text-shadow="1pt 1pt" style:font-size-asian="28pt" style:font-size-complex="28pt"/>
    </style:style>
    <style:style style:name="P6" style:family="paragraph">
      <style:paragraph-properties fo:text-align="center"/>
      <style:text-properties fo:font-size="28pt" fo:text-shadow="1pt 1pt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  <style:text-properties fo:font-size="66pt" fo:text-shadow="1pt 1pt" fo:font-weight="normal" style:font-size-asian="66pt" style:font-weight-asian="normal" style:font-size-complex="66pt" style:font-weight-complex="normal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ffffff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language="bg" fo:country="BG" style:font-size-asian="28pt" style:font-size-complex="28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fo:language="bg" fo:country="BG" fo:font-weight="normal" style:font-size-asian="28pt" style:font-weight-asian="normal" style:font-size-complex="28pt" style:font-weight-complex="normal"/>
    </style:style>
    <style:style style:name="T7" style:family="text">
      <style:text-properties fo:font-size="66pt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217cm" svg:y="9.144cm" presentation:class="title" presentation:user-transformed="true">
          <draw:text-box>
            <text:p text:style-name="P1"><text:span text:style-name="T1">СТРЕЛБ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4.508cm" svg:height="7.303cm" svg:x="1.4cm" svg:y="6.159cm" presentation:class="outline" presentation:user-transformed="true">
          <draw:text-box>
            <text:list text:style-name="L2">
              <text:list-header>
                <text:p>Проект по Изкустен Интелект на:</text:p>
                <text:p/>
                <text:p>Красимир Емилов Кирилов, ф.н. 80 560</text:p>
                <text:p>Михаил Петков Петков, фн. 80 617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5.199cm" svg:height="2.794cm" svg:x="1.471cm" svg:y="1.778cm" presentation:class="title" presentation:user-transformed="true">
          <draw:text-box>
            <text:p><text:span text:style-name="T2">Функционалност на играта</text:span><text:span text:style-name="T2"><text:line-break/></text:span><text:span text:style-name="T2"/></text:p>
          </draw:text-box>
        </draw:frame>
        <draw:frame draw:style-name="gr2" draw:text-style-name="P4" draw:layer="layout" svg:width="22.098cm" svg:height="4.655cm" svg:x="3.302cm" svg:y="8.128cm">
          <draw:text-box>
            <text:p><text:span text:style-name="T3">2D игра, в която се генерира едно човече, управлявано от човек и N на брой човечета управлявани от компютъра в зависимост от нивото на трудност върху генерирана карта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5.199cm" svg:height="2.794cm" svg:x="1.471cm" svg:y="1.778cm" presentation:class="title" presentation:user-transformed="true">
          <draw:text-box>
            <text:p><text:span text:style-name="T2">Функционалност на играта</text:span><text:span text:style-name="T2"><text:line-break/></text:span><text:span text:style-name="T2"/></text:p>
          </draw:text-box>
        </draw:frame>
        <draw:frame draw:style-name="gr2" draw:text-style-name="P4" draw:layer="layout" svg:width="22.098cm" svg:height="3.554cm" svg:x="2.794cm" svg:y="9.908cm">
          <draw:text-box>
            <text:p><text:span text:style-name="T3">На дъската има препядствия във формата на правоъгълници, през които човечетата няма как да минат и нямат видимост</text:span><text:span text:style-name="T4"> зад тях</text:span><text:span text:style-name="T3">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5.199cm" svg:height="2.794cm" svg:x="1.471cm" svg:y="1.778cm" presentation:class="title" presentation:user-transformed="true">
          <draw:text-box>
            <text:p><text:span text:style-name="T2">Функционалност на играта</text:span><text:span text:style-name="T2"><text:line-break/></text:span><text:span text:style-name="T2"/></text:p>
          </draw:text-box>
        </draw:frame>
        <draw:frame draw:style-name="gr2" draw:text-style-name="P4" draw:layer="layout" svg:width="22.098cm" svg:height="2.453cm" svg:x="3.302cm" svg:y="8.128cm">
          <draw:text-box>
            <text:p><text:span text:style-name="T3">Едното човече се управлява със стрелките на клавитурата от човек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5.199cm" svg:height="2.794cm" svg:x="1.471cm" svg:y="1.778cm" presentation:class="title" presentation:user-transformed="true">
          <draw:text-box>
            <text:p><text:span text:style-name="T2">Функционалност на играта</text:span><text:span text:style-name="T2"><text:line-break/></text:span><text:span text:style-name="T2"/></text:p>
          </draw:text-box>
        </draw:frame>
        <draw:frame draw:style-name="gr2" draw:text-style-name="P4" draw:layer="layout" svg:width="22.098cm" svg:height="3.554cm" svg:x="3.302cm" svg:y="8.128cm">
          <draw:text-box>
            <text:p><text:span text:style-name="T3">Другите човечета сами решават на къде да се движат.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5.199cm" svg:height="2.794cm" svg:x="1.471cm" svg:y="1.778cm" presentation:class="title" presentation:user-transformed="true">
          <draw:text-box>
            <text:p><text:span text:style-name="T2">Функционалност на играта</text:span><text:span text:style-name="T2"><text:line-break/></text:span><text:span text:style-name="T2"/></text:p>
          </draw:text-box>
        </draw:frame>
        <draw:frame draw:style-name="gr2" draw:text-style-name="P4" draw:layer="layout" svg:width="22.098cm" svg:height="5.756cm" svg:x="3.302cm" svg:y="8.128cm">
          <draw:text-box>
            <text:p><text:span text:style-name="T3">Целта на играта е компютърът да убие човечето управлявано от човек или човекът да убие всички човечета управлявани от компютъра.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5.199cm" svg:height="2.794cm" svg:x="1.471cm" svg:y="1.778cm" presentation:class="title" presentation:user-transformed="true">
          <draw:text-box>
            <text:p><text:span text:style-name="T2">Функционалност на играта</text:span><text:span text:style-name="T2"><text:line-break/></text:span><text:span text:style-name="T2"/></text:p>
          </draw:text-box>
        </draw:frame>
        <draw:frame draw:style-name="gr2" draw:text-style-name="P4" draw:layer="layout" svg:width="22.098cm" svg:height="3.554cm" svg:x="3.302cm" svg:y="8.128cm">
          <draw:text-box>
            <text:p><text:span text:style-name="T3">Всяко човече може да се движи в 4 посоки - нагоре, надолу, наляво и надясно.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5.199cm" svg:height="2.794cm" svg:x="1.471cm" svg:y="1.778cm" presentation:class="title" presentation:user-transformed="true">
          <draw:text-box>
            <text:p><text:span text:style-name="T2">Функционалност на играта</text:span><text:span text:style-name="T2"><text:line-break/></text:span><text:span text:style-name="T2"/></text:p>
          </draw:text-box>
        </draw:frame>
        <draw:frame draw:style-name="gr2" draw:text-style-name="P4" draw:layer="layout" svg:width="22.098cm" svg:height="4.655cm" svg:x="3.302cm" svg:y="8.128cm">
          <draw:text-box>
            <text:p><text:span text:style-name="T3">След края на играта може да се започне нова игра като нивото на следващата игра се определя в зависимост от представянето в изминалите игри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5" draw:layer="layout" svg:width="25.908cm" svg:height="2.453cm" svg:x="1.016cm" svg:y="9.652cm">
          <draw:text-box>
            <text:p text:style-name="P1"><text:span text:style-name="T3">Има няколко стратегии, по които човечето решава на къде да се движи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5" draw:layer="layout" svg:width="25.908cm" svg:height="4.655cm" svg:x="1.016cm" svg:y="9.652cm">
          <draw:text-box>
            <text:p text:style-name="P1"><text:span text:style-name="T3">Основната идея е, човечето да запазва данни кога и в кой регион на дъската за първи път е видяло противника си.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5" draw:layer="layout" svg:width="25.908cm" svg:height="3.554cm" svg:x="1.016cm" svg:y="9.652cm">
          <draw:text-box>
            <text:p text:style-name="P1"><text:span text:style-name="T3">Натрупвайки информация в паметта си, то знае къде е най-вероятно да срещне протнивика си и цели да стигне до този район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5" draw:layer="layout" svg:width="25.908cm" svg:height="2.453cm" svg:x="1.016cm" svg:y="9.652cm">
          <draw:text-box>
            <text:p text:style-name="P1"><text:span text:style-name="T3">Досигането се постига чрез имплементация на агоритъма БФС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5" draw:layer="layout" svg:width="25.908cm" svg:height="5.756cm" svg:x="1.27cm" svg:y="7.874cm">
          <draw:text-box>
            <text:p text:style-name="P1"><text:span text:style-name="T3">В началото няма достатъчно информация за да обмисли най-подходящ район, затова избира друга стратегия - да ходи по път,</text:span><text:span text:style-name="T4"> </text:span><text:span text:style-name="T3">по който не е минал за текущата игра.</text:span><text:span text:style-name="T4"> Ако няма такъв се изибра произволна посока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5" draw:layer="layout" svg:width="25.908cm" svg:height="1.352cm" svg:x="1.016cm" svg:y="9.652cm">
          <draw:text-box>
            <text:p text:style-name="P1"><text:span text:style-name="T3">При видимост на противника започва да го стреля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6" draw:layer="layout" svg:width="25.908cm" svg:height="1.352cm" svg:x="1.016cm" svg:y="9.652cm">
          <draw:text-box>
            <text:p text:style-name="P1"><text:span text:style-name="T5">Човече умира след </text:span><text:span text:style-name="T6">1</text:span><text:span text:style-name="T5"> удар от противник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text-style-name="P3" draw:layer="layout" svg:width="25.199cm" svg:height="3.506cm" svg:x="1.27cm" svg:y="0.812cm" presentation:class="title" presentation:user-transformed="true">
          <draw:text-box>
            <text:p><text:span text:style-name="T2">Изкуствен интелект</text:span></text:p>
          </draw:text-box>
        </draw:frame>
        <draw:frame draw:style-name="gr2" draw:text-style-name="P7" draw:layer="layout" svg:width="25.908cm" svg:height="2.855cm" svg:x="1.016cm" svg:y="9.652cm">
          <draw:text-box>
            <text:p text:style-name="P1"><text:span text:style-name="T7">КРА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Index" style:family="graphic">
      <style:paragraph-properties fo:text-align="start" style:text-autospace="none" style:writing-mode="lr-tb"/>
      <style:text-properties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font-family-asian="'Lohit Hindi'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hail </meta:initial-creator>
    <meta:creation-date>2014-02-07T22:53:52.278665591</meta:creation-date>
    <dc:date>2014-02-08T11:12:00</dc:date>
    <dc:creator>Krasimir </dc:creator>
    <meta:editing-duration>PT46M39S</meta:editing-duration>
    <meta:editing-cycles>11</meta:editing-cycles>
    <meta:generator>LibreOffice/3.5$Linux_X86_64 LibreOffice_project/350m1$Build-2</meta:generator>
    <meta:document-statistic meta:object-count="99"/>
  </office:meta>
</office:document-meta>
</file>